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e5" style:family="table-cell" style:parent-style-name="Default" style:data-style-name="N21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TO_JOSE_BONIFACIO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24 USF ALTO JOSE BONIFACI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ALTO JOSE BONIFACIO II, 00001553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43M0S" table:style-name="ce3">
            <text:p>16:43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HELLY MARQUES DE ARRUDA</text:p>
          </table:table-cell>
          <table:table-cell office:value-type="date" office:date-value="1996-09-08T00:00:00" table:style-name="ce2">
            <text:p>08/09/1996</text:p>
          </table:table-cell>
          <table:table-cell office:value-type="string" table:style-name="ce1">
            <text:p>28 anos e 11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674.744-81</text:p>
          </table:table-cell>
          <table:table-cell office:value-type="float" office:value="700008652906607" table:style-name="ce1">
            <text:p>7,00009E+14</text:p>
          </table:table-cell>
          <table:table-cell office:value-type="string" table:style-name="ce1">
            <text:p>(81) 99218-9495</text:p>
          </table:table-cell>
          <table:table-cell office:value-type="string" table:style-name="ce1">
            <text:p>(81) 99218-9495</text:p>
          </table:table-cell>
          <table:table-cell office:value-type="string" table:style-name="ce1">
            <text:p>(81) 99218-94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tor eutiquio de barro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1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8" table:style-name="ce1">
            <text:p>83,8</text:p>
          </table:table-cell>
          <table:table-cell office:value-type="float" office:value="155" table:style-name="ce1">
            <text:p>155</text:p>
          </table:table-cell>
          <table:table-cell office:value-type="date" office:date-value="2024-03-12T00:00:00" table:style-name="ce2">
            <text:p>12/03/2024</text:p>
          </table:table-cell>
          <table:table-cell office:value-type="string" table:style-name="ce1">
            <text:p>13/80</text:p>
          </table:table-cell>
          <table:table-cell office:value-type="date" office:date-value="2022-06-20T00:00:00" table:style-name="ce2">
            <text:p>20/06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FERREIRA DE SOUZA</text:p>
          </table:table-cell>
          <table:table-cell office:value-type="date" office:date-value="1994-04-10T00:00:00" table:style-name="ce2">
            <text:p>10/04/1994</text:p>
          </table:table-cell>
          <table:table-cell office:value-type="string" table:style-name="ce1">
            <text:p>31 anos e 4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465.174-81</text:p>
          </table:table-cell>
          <table:table-cell office:value-type="float" office:value="700601968103464" table:style-name="ce1">
            <text:p>7,00602E+14</text:p>
          </table:table-cell>
          <table:table-cell office:value-type="string" table:style-name="ce1">
            <text:p>(81) 99966-9090</text:p>
          </table:table-cell>
          <table:table-cell office:value-type="string" table:style-name="ce1">
            <text:p>(81) 99966-9090</text:p>
          </table:table-cell>
          <table:table-cell office:value-type="string" table:style-name="ce1">
            <text:p>(81) 99966-90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sconde sá bandeira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5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3-02-20T00:00:00" table:style-name="ce2">
            <text:p>20/0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5" table:style-name="ce1">
            <text:p>3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TA VITORIA ALEXANDRE DA SILVA</text:p>
          </table:table-cell>
          <table:table-cell office:value-type="date" office:date-value="2003-05-12T00:00:00" table:style-name="ce2">
            <text:p>12/05/2003</text:p>
          </table:table-cell>
          <table:table-cell office:value-type="string" table:style-name="ce1">
            <text:p>22 anos e 3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481.034-26</text:p>
          </table:table-cell>
          <table:table-cell office:value-type="float" office:value="706504300279291" table:style-name="ce1">
            <text:p>7,06504E+14</text:p>
          </table:table-cell>
          <table:table-cell office:value-type="string" table:style-name="ce1">
            <text:p>(81) 98493-7622</text:p>
          </table:table-cell>
          <table:table-cell office:value-type="string" table:style-name="ce1">
            <text:p>(81) 3266-9866</text:p>
          </table:table-cell>
          <table:table-cell office:value-type="string" table:style-name="ce1">
            <text:p>(81) 98493-76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smarck de freita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156" table:style-name="ce1">
            <text:p>156</text:p>
          </table:table-cell>
          <table:table-cell office:value-type="date" office:date-value="2023-11-07T00:00:00" table:style-name="ce2">
            <text:p>07/11/2023</text:p>
          </table:table-cell>
          <table:table-cell office:value-type="string" table:style-name="ce1">
            <text:p>100/60</text:p>
          </table:table-cell>
          <table:table-cell office:value-type="date" office:date-value="2023-11-07T00:00:00" table:style-name="ce2">
            <text:p>07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ANARA ALEXANDRE DA SILVA</text:p>
          </table:table-cell>
          <table:table-cell office:value-type="date" office:date-value="1999-03-31T00:00:00" table:style-name="ce2">
            <text:p>31/03/1999</text:p>
          </table:table-cell>
          <table:table-cell office:value-type="string" table:style-name="ce1">
            <text:p>26 anos e 5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956.464-98</text:p>
          </table:table-cell>
          <table:table-cell office:value-type="float" office:value="708902766299310" table:style-name="ce1">
            <text:p>7,08903E+14</text:p>
          </table:table-cell>
          <table:table-cell office:value-type="string" table:style-name="ce1">
            <text:p>(81) 98614-6020</text:p>
          </table:table-cell>
          <table:table-cell office:value-type="string" table:style-name="ce1">
            <text:p>(81) 98614-6020</text:p>
          </table:table-cell>
          <table:table-cell office:value-type="string" table:style-name="ce1">
            <text:p>(81) 98614-60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smarck de freita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60</text:p>
          </table:table-cell>
          <table:table-cell office:value-type="date" office:date-value="2024-08-19T00:00:00" table:style-name="ce2">
            <text:p>19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MARIA SILVA DE FRANÇA</text:p>
          </table:table-cell>
          <table:table-cell office:value-type="date" office:date-value="1993-06-14T00:00:00" table:style-name="ce2">
            <text:p>14/06/1993</text:p>
          </table:table-cell>
          <table:table-cell office:value-type="string" table:style-name="ce1">
            <text:p>32 anos e 2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600685226222" table:style-name="ce1">
            <text:p>7,04601E+14</text:p>
          </table:table-cell>
          <table:table-cell office:value-type="string" table:style-name="ce1">
            <text:p>(81) 98545-1241</text:p>
          </table:table-cell>
          <table:table-cell office:value-type="string" table:style-name="ce1">
            <text:p>(81) 97316-2853</text:p>
          </table:table-cell>
          <table:table-cell office:value-type="string" table:style-name="ce1">
            <text:p>(81) 97316-28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sconde sá bandeira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5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95" table:style-name="ce1">
            <text:p>82,95</text:p>
          </table:table-cell>
          <table:table-cell office:value-type="float" office:value="167" table:style-name="ce1">
            <text:p>167</text:p>
          </table:table-cell>
          <table:table-cell office:value-type="date" office:date-value="2024-08-14T00:00:00" table:style-name="ce2">
            <text:p>14/08/2024</text:p>
          </table:table-cell>
          <table:table-cell office:value-type="string" table:style-name="ce1">
            <text:p>110/80</text:p>
          </table:table-cell>
          <table:table-cell office:value-type="date" office:date-value="2024-08-14T00:00:00" table:style-name="ce2">
            <text:p>14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RYANE VANESSA MARTILIANO LIMA</text:p>
          </table:table-cell>
          <table:table-cell office:value-type="date" office:date-value="1997-03-05T00:00:00" table:style-name="ce2">
            <text:p>05/03/1997</text:p>
          </table:table-cell>
          <table:table-cell office:value-type="string" table:style-name="ce1">
            <text:p>28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0.389.365-13</text:p>
          </table:table-cell>
          <table:table-cell office:value-type="float" office:value="700006667157107" table:style-name="ce1">
            <text:p>7,00007E+14</text:p>
          </table:table-cell>
          <table:table-cell office:value-type="string" table:style-name="ce1">
            <text:p>(81) 98449-50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a landrin sal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05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.6" table:style-name="ce1">
            <text:p>96,6</text:p>
          </table:table-cell>
          <table:table-cell office:value-type="float" office:value="165" table:style-name="ce1">
            <text:p>165</text:p>
          </table:table-cell>
          <table:table-cell office:value-type="date" office:date-value="2024-02-19T00:00:00" table:style-name="ce2">
            <text:p>19/02/2024</text:p>
          </table:table-cell>
          <table:table-cell office:value-type="string" table:style-name="ce1">
            <text:p>110/70</text:p>
          </table:table-cell>
          <table:table-cell office:value-type="date" office:date-value="2018-01-16T00:00:00" table:style-name="ce2">
            <text:p>16/01/2018</text:p>
          </table:table-cell>
          <table:table-cell office:value-type="string" table:style-name="ce1">
            <text:p>Habitual</text:p>
          </table:table-cell>
          <table:table-cell office:value-type="float" office:value="415" table:style-name="ce1">
            <text:p>415</text:p>
          </table:table-cell>
          <table:table-cell office:value-type="float" office:value="0" table:style-name="ce1">
            <text:p>0</text:p>
          </table:table-cell>
          <table:table-cell office:value-type="float" office:value="416" table:style-name="ce1">
            <text:p>41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MARIA RAMOS</text:p>
          </table:table-cell>
          <table:table-cell office:value-type="date" office:date-value="1989-04-26T00:00:00" table:style-name="ce2">
            <text:p>26/04/1989</text:p>
          </table:table-cell>
          <table:table-cell office:value-type="string" table:style-name="ce1">
            <text:p>36 anos e 4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409.576-80</text:p>
          </table:table-cell>
          <table:table-cell office:value-type="float" office:value="703509044439930" table:style-name="ce1">
            <text:p>7,03509E+14</text:p>
          </table:table-cell>
          <table:table-cell office:value-type="string" table:style-name="ce1">
            <text:p>(81) 9727-24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 trv visconde de sa bandeira</text:p>
          </table:table-cell>
          <table:table-cell office:value-type="string" table:style-name="ce1">
            <text:p>20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1" table:style-name="ce1">
            <text:p>121</text:p>
          </table:table-cell>
          <table:table-cell office:value-type="float" office:value="169" table:style-name="ce1">
            <text:p>169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00/8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4" table:style-name="ce1">
            <text:p>36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YLA LETICIA RENAUD DA SILVA</text:p>
          </table:table-cell>
          <table:table-cell office:value-type="date" office:date-value="2001-06-08T00:00:00" table:style-name="ce2">
            <text:p>08/06/2001</text:p>
          </table:table-cell>
          <table:table-cell office:value-type="string" table:style-name="ce1">
            <text:p>24 anos e 2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719.484-55</text:p>
          </table:table-cell>
          <table:table-cell office:value-type="float" office:value="702809634092067" table:style-name="ce1">
            <text:p>7,0281E+14</text:p>
          </table:table-cell>
          <table:table-cell office:value-type="string" table:style-name="ce1">
            <text:p>(81) 99476-29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a gouvelandia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35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8" table:style-name="ce1">
            <text:p>82,8</text:p>
          </table:table-cell>
          <table:table-cell office:value-type="float" office:value="163" table:style-name="ce1">
            <text:p>163</text:p>
          </table:table-cell>
          <table:table-cell office:value-type="date" office:date-value="2024-05-20T00:00:00" table:style-name="ce2">
            <text:p>20/05/2024</text:p>
          </table:table-cell>
          <table:table-cell office:value-type="date" office:date-value="1970-11-01T00:00:00" table:style-name="ce4">
            <text:p>nov/70</text:p>
          </table:table-cell>
          <table:table-cell office:value-type="date" office:date-value="2024-09-24T00:00:00" table:style-name="ce2">
            <text:p>24/09/2024</text:p>
          </table:table-cell>
          <table:table-cell office:value-type="string" table:style-name="ce1">
            <text:p>Habitual</text:p>
          </table:table-cell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ALVES DO NASCIMENTO</text:p>
          </table:table-cell>
          <table:table-cell office:value-type="date" office:date-value="1997-06-01T00:00:00" table:style-name="ce2">
            <text:p>01/06/1997</text:p>
          </table:table-cell>
          <table:table-cell office:value-type="string" table:style-name="ce1">
            <text:p>28 anos e 3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756.954-32</text:p>
          </table:table-cell>
          <table:table-cell office:value-type="float" office:value="700502775722555" table:style-name="ce1">
            <text:p>7,00503E+14</text:p>
          </table:table-cell>
          <table:table-cell office:value-type="string" table:style-name="ce1">
            <text:p>(81) 98690-53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udade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0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55" table:style-name="ce1">
            <text:p>155</text:p>
          </table:table-cell>
          <table:table-cell office:value-type="date" office:date-value="2024-12-30T00:00:00" table:style-name="ce2">
            <text:p>30/12/2024</text:p>
          </table:table-cell>
          <table:table-cell office:value-type="string" table:style-name="ce1">
            <text:p>110/74</text:p>
          </table:table-cell>
          <table:table-cell office:value-type="date" office:date-value="2024-12-30T00:00:00" table:style-name="ce2">
            <text:p>30/12/2024</text:p>
          </table:table-cell>
          <table:table-cell office:value-type="string" table:style-name="ce1">
            <text:p>Habitual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IA DA SILVA OLIVEIRA</text:p>
          </table:table-cell>
          <table:table-cell office:value-type="date" office:date-value="1989-04-01T00:00:00" table:style-name="ce2">
            <text:p>01/04/1989</text:p>
          </table:table-cell>
          <table:table-cell office:value-type="string" table:style-name="ce1">
            <text:p>36 anos e 5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726.244-44</text:p>
          </table:table-cell>
          <table:table-cell office:value-type="float" office:value="704100102666071" table:style-name="ce1">
            <text:p>7,041E+14</text:p>
          </table:table-cell>
          <table:table-cell office:value-type="string" table:style-name="ce1">
            <text:p>(81) 99783-21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a visconde de sa bandeira</text:p>
          </table:table-cell>
          <table:table-cell office:value-type="string" table:style-name="ce1">
            <text:p>500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5</text:p>
          </table:table-cell>
          <table:table-cell office:value-type="date" office:date-value="2025-07-10T00:00:00" table:style-name="ce2">
            <text:p>10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7" table:style-name="ce1">
            <text:p>13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SSA SUELLEN ARAUJO FARIAS</text:p>
          </table:table-cell>
          <table:table-cell office:value-type="date" office:date-value="2007-04-22T00:00:00" table:style-name="ce2">
            <text:p>22/04/2007</text:p>
          </table:table-cell>
          <table:table-cell office:value-type="string" table:style-name="ce1">
            <text:p>18 anos e 4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083.744-25</text:p>
          </table:table-cell>
          <table:table-cell office:value-type="float" office:value="700004829542203" table:style-name="ce1">
            <text:p>7,00005E+14</text:p>
          </table:table-cell>
          <table:table-cell office:value-type="string" table:style-name="ce1">
            <text:p>(81) 9523-12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355-13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a jussari</text:p>
          </table:table-cell>
          <table:table-cell office:value-type="string" table:style-name="ce1">
            <text:p>70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99999-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849999999999994" table:style-name="ce1">
            <text:p>73,85</text:p>
          </table:table-cell>
          <table:table-cell office:value-type="float" office:value="153" table:style-name="ce1">
            <text:p>153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140/100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Habitual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SILVA DE OLIVEIRA</text:p>
          </table:table-cell>
          <table:table-cell office:value-type="date" office:date-value="2002-02-28T00:00:00" table:style-name="ce2">
            <text:p>28/02/2002</text:p>
          </table:table-cell>
          <table:table-cell office:value-type="string" table:style-name="ce1">
            <text:p>23 anos e 6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568.044-30</text:p>
          </table:table-cell>
          <table:table-cell office:value-type="float" office:value="700404498182341" table:style-name="ce1">
            <text:p>7,00404E+14</text:p>
          </table:table-cell>
          <table:table-cell office:value-type="string" table:style-name="ce1">
            <text:p>(81) 99248-36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 trv visconde de sa bandeira</text:p>
          </table:table-cell>
          <table:table-cell office:value-type="string" table:style-name="ce1">
            <text:p>6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8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5</text:p>
          </table:table-cell>
          <table:table-cell office:value-type="date" office:date-value="2024-07-29T00:00:00" table:style-name="ce2">
            <text:p>29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1" table:style-name="ce1">
            <text:p>31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FLAVIA SANTANA DA SILVA</text:p>
          </table:table-cell>
          <table:table-cell office:value-type="date" office:date-value="2007-07-07T00:00:00" table:style-name="ce2">
            <text:p>07/07/2007</text:p>
          </table:table-cell>
          <table:table-cell office:value-type="string" table:style-name="ce1">
            <text:p>18 anos e 1 mê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785.934-00</text:p>
          </table:table-cell>
          <table:table-cell office:value-type="float" office:value="706407628871887" table:style-name="ce1">
            <text:p>7,06408E+14</text:p>
          </table:table-cell>
          <table:table-cell office:value-type="string" table:style-name="ce1">
            <text:p>(81) 3333-55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docongó,1806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6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64" table:style-name="ce1">
            <text:p>164</text:p>
          </table:table-cell>
          <table:table-cell office:value-type="date" office:date-value="2022-12-22T00:00:00" table:style-name="ce2">
            <text:p>22/12/2022</text:p>
          </table:table-cell>
          <table:table-cell office:value-type="string" table:style-name="ce1">
            <text:p>140/90</text:p>
          </table:table-cell>
          <table:table-cell office:value-type="date" office:date-value="2022-12-22T00:00:00" table:style-name="ce2">
            <text:p>22/1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1" table:style-name="ce1">
            <text:p>17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YLLE CAROLAINE DANTAS DA SILVA</text:p>
          </table:table-cell>
          <table:table-cell office:value-type="date" office:date-value="2007-05-15T00:00:00" table:style-name="ce2">
            <text:p>15/05/2007</text:p>
          </table:table-cell>
          <table:table-cell office:value-type="string" table:style-name="ce1">
            <text:p>18 anos e 3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867649084" table:style-name="ce1">
            <text:p>8,98005E+14</text:p>
          </table:table-cell>
          <table:table-cell office:value-type="string" table:style-name="ce1">
            <text:p>(81) 99668-97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itaúna</text:p>
          </table:table-cell>
          <table:table-cell office:value-type="float" office:value="2244" table:style-name="ce1">
            <text:p>22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ELLEN GABRIELA ARRUDA DE MELO</text:p>
          </table:table-cell>
          <table:table-cell office:value-type="date" office:date-value="1999-06-16T00:00:00" table:style-name="ce2">
            <text:p>16/06/1999</text:p>
          </table:table-cell>
          <table:table-cell office:value-type="string" table:style-name="ce1">
            <text:p>26 anos e 2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5.809.444-43</text:p>
          </table:table-cell>
          <table:table-cell office:value-type="float" office:value="704206790342988" table:style-name="ce1">
            <text:p>7,04207E+14</text:p>
          </table:table-cell>
          <table:table-cell office:value-type="string" table:style-name="ce1">
            <text:p>(81) 99765-90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mana</text:p>
          </table:table-cell>
          <table:table-cell office:value-type="float" office:value="3670" table:style-name="ce1">
            <text:p>3670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4" table:style-name="ce1">
            <text:p>60,4</text:p>
          </table:table-cell>
          <table:table-cell office:value-type="float" office:value="159" table:style-name="ce1">
            <text:p>159</text:p>
          </table:table-cell>
          <table:table-cell office:value-type="date" office:date-value="2025-04-25T00:00:00" table:style-name="ce2">
            <text:p>25/04/2025</text:p>
          </table:table-cell>
          <table:table-cell office:value-type="string" table:style-name="ce1">
            <text:p>90/50</text:p>
          </table:table-cell>
          <table:table-cell office:value-type="date" office:date-value="2025-04-25T00:00:00" table:style-name="ce2">
            <text:p>25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Y TENORIO DE OLIVEIRA MELO</text:p>
          </table:table-cell>
          <table:table-cell office:value-type="date" office:date-value="2006-02-28T00:00:00" table:style-name="ce2">
            <text:p>28/02/2006</text:p>
          </table:table-cell>
          <table:table-cell office:value-type="string" table:style-name="ce1">
            <text:p>19 anos e 6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2.482.774-86</text:p>
          </table:table-cell>
          <table:table-cell office:value-type="float" office:value="898005882977292" table:style-name="ce1">
            <text:p>8,98006E+14</text:p>
          </table:table-cell>
          <table:table-cell office:value-type="string" table:style-name="ce1">
            <text:p>(81) 3333-55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a saudade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2" table:style-name="ce1">
            <text:p>91,2</text:p>
          </table:table-cell>
          <table:table-cell office:value-type="float" office:value="150" table:style-name="ce1">
            <text:p>150</text:p>
          </table:table-cell>
          <table:table-cell office:value-type="date" office:date-value="2023-12-18T00:00:00" table:style-name="ce2">
            <text:p>18/12/2023</text:p>
          </table:table-cell>
          <table:table-cell office:value-type="string" table:style-name="ce1">
            <text:p>120/70</text:p>
          </table:table-cell>
          <table:table-cell office:value-type="date" office:date-value="2024-01-23T00:00:00" table:style-name="ce2">
            <text:p>23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BARROS SILVA</text:p>
          </table:table-cell>
          <table:table-cell office:value-type="date" office:date-value="2001-02-25T00:00:00" table:style-name="ce2">
            <text:p>25/02/2001</text:p>
          </table:table-cell>
          <table:table-cell office:value-type="string" table:style-name="ce1">
            <text:p>24 anos e 6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0.854.414-82</text:p>
          </table:table-cell>
          <table:table-cell office:value-type="float" office:value="898003472480116" table:style-name="ce1">
            <text:p>8,98003E+14</text:p>
          </table:table-cell>
          <table:table-cell office:value-type="string" table:style-name="ce1">
            <text:p>(81) 99519-34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itaún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153" table:style-name="ce1">
            <text:p>153</text:p>
          </table:table-cell>
          <table:table-cell office:value-type="date" office:date-value="2024-12-17T00:00:00" table:style-name="ce2">
            <text:p>17/12/2024</text:p>
          </table:table-cell>
          <table:table-cell office:value-type="string" table:style-name="ce1">
            <text:p>99/60</text:p>
          </table:table-cell>
          <table:table-cell office:value-type="date" office:date-value="2024-12-17T00:00:00" table:style-name="ce2">
            <text:p>17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ITA DA CONCEICAO CORREIA DE MELO</text:p>
          </table:table-cell>
          <table:table-cell office:value-type="date" office:date-value="1982-01-04T00:00:00" table:style-name="ce2">
            <text:p>04/01/1982</text:p>
          </table:table-cell>
          <table:table-cell office:value-type="string" table:style-name="ce1">
            <text:p>43 anos e 7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44.026.894-06</text:p>
          </table:table-cell>
          <table:table-cell office:value-type="float" office:value="702406547238323" table:style-name="ce1">
            <text:p>7,02407E+14</text:p>
          </table:table-cell>
          <table:table-cell office:value-type="string" table:style-name="ce1">
            <text:p>(81) 99388-87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355-60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a serrinha</text:p>
          </table:table-cell>
          <table:table-cell office:value-type="string" table:style-name="ce1">
            <text:p>2259CASA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9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80/110</text:p>
          </table:table-cell>
          <table:table-cell office:value-type="date" office:date-value="2025-04-09T00:00:00" table:style-name="ce2">
            <text:p>09/04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4" table:style-name="ce1">
            <text:p>13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ES ALVES</text:p>
          </table:table-cell>
          <table:table-cell office:value-type="date" office:date-value="1988-07-31T00:00:00" table:style-name="ce2">
            <text:p>31/07/1988</text:p>
          </table:table-cell>
          <table:table-cell office:value-type="string" table:style-name="ce1">
            <text:p>37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446.624-29</text:p>
          </table:table-cell>
          <table:table-cell office:value-type="float" office:value="898004167961808" table:style-name="ce1">
            <text:p>8,98004E+14</text:p>
          </table:table-cell>
          <table:table-cell office:value-type="string" table:style-name="ce1">
            <text:p>(81) 9943-61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a saudade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1" table:style-name="ce1">
            <text:p>111</text:p>
          </table:table-cell>
          <table:table-cell office:value-type="float" office:value="160" table:style-name="ce1">
            <text:p>160</text:p>
          </table:table-cell>
          <table:table-cell office:value-type="date" office:date-value="2024-12-17T00:00:00" table:style-name="ce2">
            <text:p>17/12/2024</text:p>
          </table:table-cell>
          <table:table-cell office:value-type="date" office:date-value="1960-12-01T00:00:00" table:style-name="ce4">
            <text:p>dez/60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RACIELE MARIA DOS SANTOS</text:p>
          </table:table-cell>
          <table:table-cell office:value-type="date" office:date-value="1998-01-11T00:00:00" table:style-name="ce2">
            <text:p>11/01/1998</text:p>
          </table:table-cell>
          <table:table-cell office:value-type="string" table:style-name="ce1">
            <text:p>27 anos e 7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4.552.704-73</text:p>
          </table:table-cell>
          <table:table-cell office:value-type="float" office:value="700803436379988" table:style-name="ce1">
            <text:p>7,00803E+14</text:p>
          </table:table-cell>
          <table:table-cell office:value-type="string" table:style-name="ce1">
            <text:p>(81) 98894-5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bino kross</text:p>
          </table:table-cell>
          <table:table-cell office:value-type="float" office:value="3764" table:style-name="ce1">
            <text:p>37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20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3" table:style-name="ce1">
            <text:p>76,3</text:p>
          </table:table-cell>
          <table:table-cell office:value-type="float" office:value="176" table:style-name="ce1">
            <text:p>176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90/60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ITE MARIA ALVES DA SILVA FERREIRA</text:p>
          </table:table-cell>
          <table:table-cell office:value-type="date" office:date-value="1996-06-22T00:00:00" table:style-name="ce2">
            <text:p>22/06/1996</text:p>
          </table:table-cell>
          <table:table-cell office:value-type="string" table:style-name="ce1">
            <text:p>29 anos e 2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8.028.384-73</text:p>
          </table:table-cell>
          <table:table-cell office:value-type="float" office:value="700002653930506" table:style-name="ce1">
            <text:p>7,00003E+14</text:p>
          </table:table-cell>
          <table:table-cell office:value-type="string" table:style-name="ce1">
            <text:p>(81) 99489-74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mérica</text:p>
          </table:table-cell>
          <table:table-cell office:value-type="float" office:value="3662" table:style-name="ce1">
            <text:p>3662</text:p>
          </table:table-cell>
          <table:table-cell office:value-type="string" table:style-name="ce1">
            <text:p>ACS Marci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3/71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NUNES DA SILVA</text:p>
          </table:table-cell>
          <table:table-cell office:value-type="date" office:date-value="1987-02-20T00:00:00" table:style-name="ce2">
            <text:p>20/02/1987</text:p>
          </table:table-cell>
          <table:table-cell office:value-type="string" table:style-name="ce1">
            <text:p>38 anos e 6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6702587405618" table:style-name="ce1">
            <text:p>7,06703E+14</text:p>
          </table:table-cell>
          <table:table-cell office:value-type="string" table:style-name="ce1">
            <text:p>(81) 98697-32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audade</text:p>
          </table:table-cell>
          <table:table-cell office:value-type="float" office:value="1752" table:style-name="ce1">
            <text:p>17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05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165" table:style-name="ce1">
            <text:p>165</text:p>
          </table:table-cell>
          <table:table-cell office:value-type="date" office:date-value="2025-03-17T00:00:00" table:style-name="ce2">
            <text:p>17/03/2025</text:p>
          </table:table-cell>
          <table:table-cell office:value-type="string" table:style-name="ce1">
            <text:p>124/87</text:p>
          </table:table-cell>
          <table:table-cell office:value-type="date" office:date-value="2025-03-17T00:00:00" table:style-name="ce2">
            <text:p>17/03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IQUE LEANDRO DA SILVA</text:p>
          </table:table-cell>
          <table:table-cell office:value-type="date" office:date-value="1987-09-03T00:00:00" table:style-name="ce2">
            <text:p>03/09/1987</text:p>
          </table:table-cell>
          <table:table-cell office:value-type="string" table:style-name="ce1">
            <text:p>37 anos e 11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010.574-95</text:p>
          </table:table-cell>
          <table:table-cell office:value-type="float" office:value="700502515134157" table:style-name="ce1">
            <text:p>7,00503E+14</text:p>
          </table:table-cell>
          <table:table-cell office:value-type="string" table:style-name="ce1">
            <text:p>(81) 98685-12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a saudade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67" table:style-name="ce1">
            <text:p>167</text:p>
          </table:table-cell>
          <table:table-cell office:value-type="date" office:date-value="2024-06-17T00:00:00" table:style-name="ce2">
            <text:p>17/06/2024</text:p>
          </table:table-cell>
          <table:table-cell office:value-type="string" table:style-name="ce1">
            <text:p>120/80</text:p>
          </table:table-cell>
          <table:table-cell office:value-type="date" office:date-value="2024-09-03T00:00:00" table:style-name="ce2">
            <text:p>03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NIFFER GIRLAYNE SANTANA DE ALMEIDA</text:p>
          </table:table-cell>
          <table:table-cell office:value-type="date" office:date-value="1998-10-14T00:00:00" table:style-name="ce2">
            <text:p>14/10/1998</text:p>
          </table:table-cell>
          <table:table-cell office:value-type="string" table:style-name="ce1">
            <text:p>26 anos e 10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2.598.754-44</text:p>
          </table:table-cell>
          <table:table-cell office:value-type="float" office:value="706807206544920" table:style-name="ce1">
            <text:p>7,06807E+14</text:p>
          </table:table-cell>
          <table:table-cell office:value-type="string" table:style-name="ce1">
            <text:p>(81) 99977-36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da saudade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ACS Fatim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IDE DAYANE DEODATO VIEIRA</text:p>
          </table:table-cell>
          <table:table-cell office:value-type="date" office:date-value="1994-10-07T00:00:00" table:style-name="ce2">
            <text:p>07/10/1994</text:p>
          </table:table-cell>
          <table:table-cell office:value-type="string" table:style-name="ce1">
            <text:p>30 anos e 10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395.764-82</text:p>
          </table:table-cell>
          <table:table-cell office:value-type="float" office:value="704001894194168" table:style-name="ce1">
            <text:p>7,04002E+14</text:p>
          </table:table-cell>
          <table:table-cell office:value-type="string" table:style-name="ce1">
            <text:p>(81) 99701-77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ismarck de freitas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INHA DO TIR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31-425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.2" table:style-name="ce1">
            <text:p>107,2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120/6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BEATRIZ BEZERRA MONTE</text:p>
          </table:table-cell>
          <table:table-cell office:value-type="date" office:date-value="2000-09-28T00:00:00" table:style-name="ce2">
            <text:p>28/09/2000</text:p>
          </table:table-cell>
          <table:table-cell office:value-type="string" table:style-name="ce1">
            <text:p>24 anos e 11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501.734-44</text:p>
          </table:table-cell>
          <table:table-cell office:value-type="float" office:value="702909514045877" table:style-name="ce1">
            <text:p>7,0291E+14</text:p>
          </table:table-cell>
          <table:table-cell office:value-type="string" table:style-name="ce1">
            <text:p>(81) 98660-32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12-120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Gurupê mirim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51" table:style-name="ce1">
            <text:p>151</text:p>
          </table:table-cell>
          <table:table-cell office:value-type="date" office:date-value="2023-12-20T00:00:00" table:style-name="ce2">
            <text:p>20/12/2023</text:p>
          </table:table-cell>
          <table:table-cell office:value-type="date" office:date-value="1970-10-01T00:00:00" table:style-name="ce4">
            <text:p>out/70</text:p>
          </table:table-cell>
          <table:table-cell office:value-type="date" office:date-value="2023-06-15T00:00:00" table:style-name="ce2">
            <text:p>15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WYTORIA DIAS MENDES</text:p>
          </table:table-cell>
          <table:table-cell office:value-type="date" office:date-value="2011-09-12T00:00:00" table:style-name="ce2">
            <text:p>12/09/2011</text:p>
          </table:table-cell>
          <table:table-cell office:value-type="string" table:style-name="ce1">
            <text:p>13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984.394-90</text:p>
          </table:table-cell>
          <table:table-cell office:value-type="float" office:value="709605622077071" table:style-name="ce1">
            <text:p>7,09606E+14</text:p>
          </table:table-cell>
          <table:table-cell office:value-type="string" table:style-name="ce1">
            <text:p>(81) 98308-5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da serrinh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8" table:style-name="ce1">
            <text:p>58,8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0/7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AYNE MARIA DA SILVA</text:p>
          </table:table-cell>
          <table:table-cell office:value-type="date" office:date-value="1995-03-23T00:00:00" table:style-name="ce2">
            <text:p>23/03/1995</text:p>
          </table:table-cell>
          <table:table-cell office:value-type="string" table:style-name="ce1">
            <text:p>30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599.794-67</text:p>
          </table:table-cell>
          <table:table-cell office:value-type="float" office:value="709608666233071" table:style-name="ce1">
            <text:p>7,09609E+14</text:p>
          </table:table-cell>
          <table:table-cell office:value-type="string" table:style-name="ce1">
            <text:p>(81) 98879-87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isconde sá bandeira</text:p>
          </table:table-cell>
          <table:table-cell office:value-type="string" table:style-name="ce1">
            <text:p>128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159" table:style-name="ce1">
            <text:p>159</text:p>
          </table:table-cell>
          <table:table-cell office:value-type="date" office:date-value="2025-01-29T00:00:00" table:style-name="ce2">
            <text:p>29/01/2025</text:p>
          </table:table-cell>
          <table:table-cell office:value-type="string" table:style-name="ce1">
            <text:p>110/70</text:p>
          </table:table-cell>
          <table:table-cell office:value-type="date" office:date-value="2025-01-29T00:00:00" table:style-name="ce2">
            <text:p>29/01/2025</text:p>
          </table:table-cell>
          <table:table-cell office:value-type="string" table:style-name="ce1">
            <text:p>Alto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GDA KARINA DE SOUZA FERREIRA</text:p>
          </table:table-cell>
          <table:table-cell office:value-type="date" office:date-value="2006-02-09T00:00:00" table:style-name="ce2">
            <text:p>09/02/2006</text:p>
          </table:table-cell>
          <table:table-cell office:value-type="string" table:style-name="ce1">
            <text:p>19 anos e 6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77.226.114-94</text:p>
          </table:table-cell>
          <table:table-cell office:value-type="float" office:value="898005150303064" table:style-name="ce1">
            <text:p>8,98005E+14</text:p>
          </table:table-cell>
          <table:table-cell office:value-type="string" table:style-name="ce1">
            <text:p>(81) 98344-16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isconde sá bandeira</text:p>
          </table:table-cell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08/58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PEREIRA DE SOUZA</text:p>
          </table:table-cell>
          <table:table-cell office:value-type="date" office:date-value="2005-03-03T00:00:00" table:style-name="ce2">
            <text:p>03/03/2005</text:p>
          </table:table-cell>
          <table:table-cell office:value-type="string" table:style-name="ce1">
            <text:p>20 anos e 5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757.874-31</text:p>
          </table:table-cell>
          <table:table-cell office:value-type="float" office:value="705609422225213" table:style-name="ce1">
            <text:p>7,05609E+14</text:p>
          </table:table-cell>
          <table:table-cell office:value-type="string" table:style-name="ce1">
            <text:p>(81) 98898-63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21-466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ejipió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4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99999999999994" table:style-name="ce1">
            <text:p>65,6</text:p>
          </table:table-cell>
          <table:table-cell office:value-type="float" office:value="170" table:style-name="ce1">
            <text:p>17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00/6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REYCE TAVARES FERREIRA</text:p>
          </table:table-cell>
          <table:table-cell office:value-type="date" office:date-value="1991-07-10T00:00:00" table:style-name="ce2">
            <text:p>10/07/1991</text:p>
          </table:table-cell>
          <table:table-cell office:value-type="string" table:style-name="ce1">
            <text:p>34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320.514-96</text:p>
          </table:table-cell>
          <table:table-cell office:value-type="float" office:value="708402230217360" table:style-name="ce1">
            <text:p>7,08402E+14</text:p>
          </table:table-cell>
          <table:table-cell office:value-type="string" table:style-name="ce1">
            <text:p>(81) 98672-58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da saudad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7" table:style-name="ce1">
            <text:p>84,7</text:p>
          </table:table-cell>
          <table:table-cell office:value-type="float" office:value="165" table:style-name="ce1">
            <text:p>165</text:p>
          </table:table-cell>
          <table:table-cell office:value-type="date" office:date-value="2024-10-25T00:00:00" table:style-name="ce2">
            <text:p>25/10/2024</text:p>
          </table:table-cell>
          <table:table-cell office:value-type="string" table:style-name="ce1">
            <text:p>120/70</text:p>
          </table:table-cell>
          <table:table-cell office:value-type="date" office:date-value="2024-10-25T00:00:00" table:style-name="ce2">
            <text:p>25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CRISTINA GOMES SILVA</text:p>
          </table:table-cell>
          <table:table-cell office:value-type="date" office:date-value="2000-08-17T00:00:00" table:style-name="ce2">
            <text:p>17/08/2000</text:p>
          </table:table-cell>
          <table:table-cell office:value-type="string" table:style-name="ce1">
            <text:p>25 ano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175.364-64</text:p>
          </table:table-cell>
          <table:table-cell office:value-type="float" office:value="200340585960003" table:style-name="ce1">
            <text:p>2,00341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lto itaún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1980-12-01T00:00:00" table:style-name="ce4">
            <text:p>dez/80</text:p>
          </table:table-cell>
          <table:table-cell office:value-type="date" office:date-value="2021-10-13T00:00:00" table:style-name="ce2">
            <text:p>13/10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7" table:style-name="ce1">
            <text:p>23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AROLAINE DE ARAUJO SANTOS</text:p>
          </table:table-cell>
          <table:table-cell office:value-type="date" office:date-value="1999-08-25T00:00:00" table:style-name="ce2">
            <text:p>25/08/1999</text:p>
          </table:table-cell>
          <table:table-cell office:value-type="string" table:style-name="ce1">
            <text:p>26 ano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892.554-28</text:p>
          </table:table-cell>
          <table:table-cell office:value-type="float" office:value="708703178071192" table:style-name="ce1">
            <text:p>7,08703E+14</text:p>
          </table:table-cell>
          <table:table-cell office:value-type="string" table:style-name="ce1">
            <text:p>(81) 98409-66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Alto da saudade</text:p>
          </table:table-cell>
          <table:table-cell office:value-type="float" office:value="1793" table:style-name="ce1">
            <text:p>1793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9" table:style-name="ce1">
            <text:p>93,9</text:p>
          </table:table-cell>
          <table:table-cell office:value-type="float" office:value="154" table:style-name="ce1">
            <text:p>154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6/7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NICOLE LIMA DA SILVA</text:p>
          </table:table-cell>
          <table:table-cell office:value-type="date" office:date-value="2005-01-18T00:00:00" table:style-name="ce2">
            <text:p>18/01/2005</text:p>
          </table:table-cell>
          <table:table-cell office:value-type="string" table:style-name="ce1">
            <text:p>20 anos e 7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755.984-59</text:p>
          </table:table-cell>
          <table:table-cell office:value-type="float" office:value="700004205882607" table:style-name="ce1">
            <text:p>7,00004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Alto da saudade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0</text:p>
          </table:table-cell>
          <table:table-cell office:value-type="date" office:date-value="2021-04-06T00:00:00" table:style-name="ce2">
            <text:p>06/04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ELE LOURENCO DA SILVA</text:p>
          </table:table-cell>
          <table:table-cell office:value-type="date" office:date-value="2000-10-03T00:00:00" table:style-name="ce2">
            <text:p>03/10/2000</text:p>
          </table:table-cell>
          <table:table-cell office:value-type="string" table:style-name="ce1">
            <text:p>24 anos e 10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645.714-77</text:p>
          </table:table-cell>
          <table:table-cell office:value-type="float" office:value="898002059166340" table:style-name="ce1">
            <text:p>8,98002E+14</text:p>
          </table:table-cell>
          <table:table-cell office:value-type="string" table:style-name="ce1">
            <text:p>(81) 98663-77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a saudade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8" table:style-name="ce1">
            <text:p>79,8</text:p>
          </table:table-cell>
          <table:table-cell office:value-type="float" office:value="167" table:style-name="ce1">
            <text:p>167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10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BEATRIZ ARAÚJO RAMOS</text:p>
          </table:table-cell>
          <table:table-cell office:value-type="date" office:date-value="2000-07-08T00:00:00" table:style-name="ce2">
            <text:p>08/07/2000</text:p>
          </table:table-cell>
          <table:table-cell office:value-type="string" table:style-name="ce1">
            <text:p>25 anos e 1 mê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6303713362077" table:style-name="ce1">
            <text:p>7,06304E+14</text:p>
          </table:table-cell>
          <table:table-cell office:value-type="string" table:style-name="ce1">
            <text:p>(81) 99843-99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Itaúna</text:p>
          </table:table-cell>
          <table:table-cell office:value-type="float" office:value="2246" table:style-name="ce1">
            <text:p>2246</text:p>
          </table:table-cell>
          <table:table-cell office:value-type="string" table:style-name="ce1">
            <text:p>ACS Mir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/80</text:p>
          </table:table-cell>
          <table:table-cell office:value-type="date" office:date-value="2024-03-14T00:00:00" table:style-name="ce2">
            <text:p>14/03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7" table:style-name="ce1">
            <text:p>11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RICE VALERIA DO NASCIMENTO DOS SANTOS</text:p>
          </table:table-cell>
          <table:table-cell office:value-type="date" office:date-value="1994-07-14T00:00:00" table:style-name="ce2">
            <text:p>14/07/1994</text:p>
          </table:table-cell>
          <table:table-cell office:value-type="string" table:style-name="ce1">
            <text:p>31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2503381633631" table:style-name="ce1">
            <text:p>7,02503E+14</text:p>
          </table:table-cell>
          <table:table-cell office:value-type="string" table:style-name="ce1">
            <text:p>(81) 99300-39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Gustavo barrozo 1/356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15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5" table:style-name="ce1">
            <text:p>62,5</text:p>
          </table:table-cell>
          <table:table-cell office:value-type="float" office:value="157" table:style-name="ce1">
            <text:p>157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120/80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YSLAINE PERREIRA DA SILVA</text:p>
          </table:table-cell>
          <table:table-cell office:value-type="date" office:date-value="1995-08-14T00:00:00" table:style-name="ce2">
            <text:p>14/08/1995</text:p>
          </table:table-cell>
          <table:table-cell office:value-type="string" table:style-name="ce1">
            <text:p>30 ano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3.877.484-75</text:p>
          </table:table-cell>
          <table:table-cell office:value-type="float" office:value="704702756625230" table:style-name="ce1">
            <text:p>7,04703E+14</text:p>
          </table:table-cell>
          <table:table-cell office:value-type="string" table:style-name="ce1">
            <text:p>(81) 98648-01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48-0163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da serrinha</text:p>
          </table:table-cell>
          <table:table-cell office:value-type="float" office:value="2263" table:style-name="ce1">
            <text:p>22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.6" table:style-name="ce1">
            <text:p>103,6</text:p>
          </table:table-cell>
          <table:table-cell office:value-type="float" office:value="158" table:style-name="ce1">
            <text:p>158</text:p>
          </table:table-cell>
          <table:table-cell office:value-type="date" office:date-value="2024-07-29T00:00:00" table:style-name="ce2">
            <text:p>29/07/2024</text:p>
          </table:table-cell>
          <table:table-cell office:value-type="string" table:style-name="ce1">
            <text:p>120/75</text:p>
          </table:table-cell>
          <table:table-cell office:value-type="date" office:date-value="2024-05-28T00:00:00" table:style-name="ce2">
            <text:p>28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INGRID DULCE DA SILVA</text:p>
          </table:table-cell>
          <table:table-cell office:value-type="date" office:date-value="2002-06-29T00:00:00" table:style-name="ce2">
            <text:p>29/06/2002</text:p>
          </table:table-cell>
          <table:table-cell office:value-type="string" table:style-name="ce1">
            <text:p>23 anos e 2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0.420.144-02</text:p>
          </table:table-cell>
          <table:table-cell office:value-type="float" office:value="705405412724290" table:style-name="ce1">
            <text:p>7,05405E+14</text:p>
          </table:table-cell>
          <table:table-cell office:value-type="string" table:style-name="ce1">
            <text:p>(81) 98652-36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da serrinha</text:p>
          </table:table-cell>
          <table:table-cell office:value-type="float" office:value="2260" table:style-name="ce1">
            <text:p>226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9" table:style-name="ce1">
            <text:p>49,9</text:p>
          </table:table-cell>
          <table:table-cell office:value-type="float" office:value="169" table:style-name="ce1">
            <text:p>169</text:p>
          </table:table-cell>
          <table:table-cell office:value-type="date" office:date-value="2024-09-03T00:00:00" table:style-name="ce2">
            <text:p>03/09/2024</text:p>
          </table:table-cell>
          <table:table-cell office:value-type="string" table:style-name="ce1">
            <text:p>90/60</text:p>
          </table:table-cell>
          <table:table-cell office:value-type="date" office:date-value="2024-09-03T00:00:00" table:style-name="ce2">
            <text:p>03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OVANNA GRAZIELA SOARES DA SILVA</text:p>
          </table:table-cell>
          <table:table-cell office:value-type="date" office:date-value="2004-07-27T00:00:00" table:style-name="ce2">
            <text:p>27/07/2004</text:p>
          </table:table-cell>
          <table:table-cell office:value-type="string" table:style-name="ce1">
            <text:p>21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063.864-89</text:p>
          </table:table-cell>
          <table:table-cell office:value-type="float" office:value="704008330969166" table:style-name="ce1">
            <text:p>7,04008E+14</text:p>
          </table:table-cell>
          <table:table-cell office:value-type="string" table:style-name="ce1">
            <text:p>(81) 98711-19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ejipió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Casa B ACS Drielle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4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171" table:style-name="ce1">
            <text:p>171</text:p>
          </table:table-cell>
          <table:table-cell office:value-type="date" office:date-value="2025-03-11T00:00:00" table:style-name="ce2">
            <text:p>11/03/2025</text:p>
          </table:table-cell>
          <table:table-cell office:value-type="date" office:date-value="1970-12-01T00:00:00" table:style-name="ce4">
            <text:p>dez/70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SELLI ALMEIDA DA SILVA</text:p>
          </table:table-cell>
          <table:table-cell office:value-type="date" office:date-value="2008-12-18T00:00:00" table:style-name="ce2">
            <text:p>18/12/2008</text:p>
          </table:table-cell>
          <table:table-cell office:value-type="string" table:style-name="ce1">
            <text:p>16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887.844-85</text:p>
          </table:table-cell>
          <table:table-cell office:value-type="float" office:value="898004058018692" table:style-name="ce1">
            <text:p>8,98004E+14</text:p>
          </table:table-cell>
          <table:table-cell office:value-type="string" table:style-name="ce1">
            <text:p>(81) 99692-64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da saudade</text:p>
          </table:table-cell>
          <table:table-cell office:value-type="float" office:value="1732" table:style-name="ce1">
            <text:p>1732</text:p>
          </table:table-cell>
          <table:table-cell office:value-type="string" table:style-name="ce1">
            <text:p>Casa A ACS Fatim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6" table:style-name="ce1">
            <text:p>49,6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00/58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HULLY FERRRIRA DA SILVA</text:p>
          </table:table-cell>
          <table:table-cell office:value-type="date" office:date-value="1989-03-04T00:00:00" table:style-name="ce2">
            <text:p>04/03/1989</text:p>
          </table:table-cell>
          <table:table-cell office:value-type="string" table:style-name="ce1">
            <text:p>36 anos e 5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71.703.774-62</text:p>
          </table:table-cell>
          <table:table-cell office:value-type="float" office:value="705004890149355" table:style-name="ce1">
            <text:p>7,05005E+14</text:p>
          </table:table-cell>
          <table:table-cell office:value-type="string" table:style-name="ce1">
            <text:p>(81) 98604-84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bino croes</text:p>
          </table:table-cell>
          <table:table-cell office:value-type="float" office:value="3764" table:style-name="ce1">
            <text:p>3764</text:p>
          </table:table-cell>
          <table:table-cell office:value-type="string" table:style-name="ce1">
            <text:p>Cacas 8</text:p>
          </table:table-cell>
          <table:table-cell office:value-type="string" table:style-name="ce1">
            <text:p>Alto Mose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0.9" table:style-name="ce1">
            <text:p>110,9</text:p>
          </table:table-cell>
          <table:table-cell office:value-type="float" office:value="152" table:style-name="ce1">
            <text:p>152</text:p>
          </table:table-cell>
          <table:table-cell office:value-type="date" office:date-value="2024-12-16T00:00:00" table:style-name="ce2">
            <text:p>16/12/2024</text:p>
          </table:table-cell>
          <table:table-cell office:value-type="string" table:style-name="ce1">
            <text:p>120/70</text:p>
          </table:table-cell>
          <table:table-cell office:value-type="date" office:date-value="2024-11-25T00:00:00" table:style-name="ce2">
            <text:p>25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GOMES DA SILVA</text:p>
          </table:table-cell>
          <table:table-cell office:value-type="date" office:date-value="2003-07-28T00:00:00" table:style-name="ce2">
            <text:p>28/07/2003</text:p>
          </table:table-cell>
          <table:table-cell office:value-type="string" table:style-name="ce1">
            <text:p>22 anos e 1 mê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527.254-95</text:p>
          </table:table-cell>
          <table:table-cell office:value-type="float" office:value="705005001801457" table:style-name="ce1">
            <text:p>7,05005E+14</text:p>
          </table:table-cell>
          <table:table-cell office:value-type="string" table:style-name="ce1">
            <text:p>(81) 8700-52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da saudad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1970-11-01T00:00:00" table:style-name="ce4">
            <text:p>nov/70</text:p>
          </table:table-cell>
          <table:table-cell office:value-type="date" office:date-value="2022-07-25T00:00:00" table:style-name="ce2">
            <text:p>25/07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KAELLA MARIA DA SILVA</text:p>
          </table:table-cell>
          <table:table-cell office:value-type="date" office:date-value="1996-09-21T00:00:00" table:style-name="ce2">
            <text:p>21/09/1996</text:p>
          </table:table-cell>
          <table:table-cell office:value-type="string" table:style-name="ce1">
            <text:p>28 anos e 11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7603202423491" table:style-name="ce1">
            <text:p>7,07603E+14</text:p>
          </table:table-cell>
          <table:table-cell office:value-type="string" table:style-name="ce1">
            <text:p>(81) 99360-39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Landin sales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405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IARA HERCULANO DA SILVA</text:p>
          </table:table-cell>
          <table:table-cell office:value-type="date" office:date-value="1998-02-25T00:00:00" table:style-name="ce2">
            <text:p>25/02/1998</text:p>
          </table:table-cell>
          <table:table-cell office:value-type="string" table:style-name="ce1">
            <text:p>27 anos e 6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17.840.364-47</text:p>
          </table:table-cell>
          <table:table-cell office:value-type="float" office:value="708603077751784" table:style-name="ce1">
            <text:p>7,08603E+14</text:p>
          </table:table-cell>
          <table:table-cell office:value-type="string" table:style-name="ce1">
            <text:p>(81) 99517-69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da serrinha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5" table:style-name="ce1">
            <text:p>53,5</text:p>
          </table:table-cell>
          <table:table-cell office:value-type="float" office:value="152" table:style-name="ce1">
            <text:p>152</text:p>
          </table:table-cell>
          <table:table-cell office:value-type="date" office:date-value="2023-08-14T00:00:00" table:style-name="ce2">
            <text:p>14/08/2023</text:p>
          </table:table-cell>
          <table:table-cell office:value-type="date" office:date-value="2025-06-09T00:00:00" table:style-name="ce5">
            <text:p>09/jun</text:p>
          </table:table-cell>
          <table:table-cell office:value-type="date" office:date-value="2023-10-19T00:00:00" table:style-name="ce2">
            <text:p>19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CA VITORIA MACENA BISPO</text:p>
          </table:table-cell>
          <table:table-cell office:value-type="date" office:date-value="2006-06-13T00:00:00" table:style-name="ce2">
            <text:p>13/06/2006</text:p>
          </table:table-cell>
          <table:table-cell office:value-type="string" table:style-name="ce1">
            <text:p>19 anos e 2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66.318.474-78</text:p>
          </table:table-cell>
          <table:table-cell office:value-type="float" office:value="700105956844012" table:style-name="ce1">
            <text:p>7,00106E+14</text:p>
          </table:table-cell>
          <table:table-cell office:value-type="string" table:style-name="ce1">
            <text:p>(81) 9735-88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Hidrolandi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7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2" table:style-name="ce1">
            <text:p>82,2</text:p>
          </table:table-cell>
          <table:table-cell office:value-type="float" office:value="164" table:style-name="ce1">
            <text:p>164</text:p>
          </table:table-cell>
          <table:table-cell office:value-type="date" office:date-value="2024-12-03T00:00:00" table:style-name="ce2">
            <text:p>03/12/2024</text:p>
          </table:table-cell>
          <table:table-cell office:value-type="string" table:style-name="ce1">
            <text:p>155/80</text:p>
          </table:table-cell>
          <table:table-cell office:value-type="date" office:date-value="2024-12-19T00:00:00" table:style-name="ce2">
            <text:p>19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LEN KELLY SILVA DO MONTE</text:p>
          </table:table-cell>
          <table:table-cell office:value-type="date" office:date-value="2000-09-08T00:00:00" table:style-name="ce2">
            <text:p>08/09/2000</text:p>
          </table:table-cell>
          <table:table-cell office:value-type="string" table:style-name="ce1">
            <text:p>24 anos e 11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857.474-42</text:p>
          </table:table-cell>
          <table:table-cell office:value-type="float" office:value="898005847233169" table:style-name="ce1">
            <text:p>8,98006E+14</text:p>
          </table:table-cell>
          <table:table-cell office:value-type="string" table:style-name="ce1">
            <text:p>(81) 9992-78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itaúna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50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5/85</text:p>
          </table:table-cell>
          <table:table-cell office:value-type="date" office:date-value="2024-06-03T00:00:00" table:style-name="ce2">
            <text:p>03/06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IS ALVES</text:p>
          </table:table-cell>
          <table:table-cell office:value-type="date" office:date-value="1988-07-31T00:00:00" table:style-name="ce2">
            <text:p>31/07/1988</text:p>
          </table:table-cell>
          <table:table-cell office:value-type="string" table:style-name="ce1">
            <text:p>37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0502152870158" table:style-name="ce1">
            <text:p>7,00502E+14</text:p>
          </table:table-cell>
          <table:table-cell office:value-type="string" table:style-name="ce1">
            <text:p>(81) 98327-20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a saudade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ACS Mira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30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60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Á VITÓRIA ARAÚJO FARIAS</text:p>
          </table:table-cell>
          <table:table-cell office:value-type="date" office:date-value="2008-09-21T00:00:00" table:style-name="ce2">
            <text:p>21/09/2008</text:p>
          </table:table-cell>
          <table:table-cell office:value-type="string" table:style-name="ce1">
            <text:p>16 anos e 11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3600058873035" table:style-name="ce1">
            <text:p>7,036E+14</text:p>
          </table:table-cell>
          <table:table-cell office:value-type="string" table:style-name="ce1">
            <text:p>(81) 9523-12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Jussari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6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155" table:style-name="ce1">
            <text:p>155</text:p>
          </table:table-cell>
          <table:table-cell office:value-type="date" office:date-value="2025-04-22T00:00:00" table:style-name="ce2">
            <text:p>22/04/2025</text:p>
          </table:table-cell>
          <table:table-cell office:value-type="string" table:style-name="ce1">
            <text:p>75/60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VITORIA SILVA DE OLIVEIRA</text:p>
          </table:table-cell>
          <table:table-cell office:value-type="date" office:date-value="2006-02-15T00:00:00" table:style-name="ce2">
            <text:p>15/02/2006</text:p>
          </table:table-cell>
          <table:table-cell office:value-type="string" table:style-name="ce1">
            <text:p>19 anos e 6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355-60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da serrinha</text:p>
          </table:table-cell>
          <table:table-cell office:value-type="float" office:value="1748" table:style-name="ce1">
            <text:p>17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0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0/60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/</number:text>
      <number:month number:textual="true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14:50Z</meta:creation-date>
    <dc:date>2025-09-16T19:14:50Z</dc:date>
  </office:meta>
</office:document-meta>
</file>